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Roguelike</text:p>
      <text:p text:style-name="P1"/>
      <text:p text:style-name="P1">périmètre</text:p>
      <text:p text:style-name="P1"/>
      <text:p text:style-name="P1">menu avec sous menus</text:p>
      <text:p text:style-name="P1">=&gt;jouer</text:p>
      <text:p text:style-name="P1">=&gt;continuer partie avec sauvegarde du niveau</text:p>
      <text:p text:style-name="P1">=&gt;quitter</text:p>
      <text:p text:style-name="P1"/>
      <text:p text:style-name="P1">map :</text:p>
      <text:p text:style-name="P1">matrice avec chaque case représentant un déplacement possible</text:p>
      <text:p text:style-name="P1">matrice dongeon en ensemble</text:p>
      <text:p text:style-name="P1">objectif : objectif trésors clé <text:s/>atteint =&gt; ouverture map</text:p>
      <text:p text:style-name="P1">arme monstre piège</text:p>
      <text:p text:style-name="P1"/>
      <text:p text:style-name="P1">monstre :</text:p>
      <text:p text:style-name="P1">deplacement à chaque generation avec deplacement donné</text:p>
      <text:p text:style-name="P1">chaque monstre aura un déplacement différent</text:p>
      <text:p text:style-name="P1">monstre aggressif =&gt; recherche, piège, attaque, mort, again et again</text:p>
      <text:p text:style-name="P1"/>
      <text:p text:style-name="P1">joueur :</text:p>
      <text:p text:style-name="P1">(déplacement avec scanf z q s d)</text:p>
      <text:p text:style-name="P1">ncurses lib <text:s/>IMPORTANT</text:p>
      <text:p text:style-name="P1"/>
      <text:p text:style-name="P1">level :</text:p>
      <text:p text:style-name="P1">1 carré sans rien entré sorti</text:p>
      <text:p text:style-name="P1">2 mur</text:p>
      <text:p text:style-name="P1">3 monstre</text:p>
      <text:p text:style-name="P1">4 labyrinthe</text:p>
      <text:p text:style-name="P1">5 boss </text:p>
      <text:p text:style-name="P1">difficulté accrue avec save du niveau en cours</text:p>
      <text:p text:style-name="P1"/>
      <text:p text:style-name="P1"/>
      <text:p text:style-name="P1">bonus :</text:p>
      <text:p text:style-name="P1">=&gt;choix perso avec caractéristiques différent</text:p>
      <text:p text:style-name="P1">attaque et vie </text:p>
      <text:p text:style-name="P1">deplacement pièce par pièce après</text:p>
      <text:p text:style-name="P1">score</text:p>
      <text:p text:style-name="P1"/>
      <text:p text:style-name="P1"/>
      <text:p text:style-name="P1"/>
      <text:p text:style-name="P1">assert à utiliser </text:p>
      <text:p text:style-name="P1"/>
      <text:p text:style-name="P1">et notation hongrois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alyse :</text:p>
      <text:p text:style-name="P1">map.c=&gt;matrice map mur</text:p>
      <text:p text:style-name="P1"><text:tab/>fichier txt avec evolution de la map</text:p>
      <text:p text:style-name="P1">personnage.c =&gt; deplacement avec ncurses, sans sortie map</text:p>
      <text:p text:style-name="P1">monstre.c =&gt; aggressif ou passif</text:p>
      <text:p text:style-name="P1">structure.c=&gt; structure map =&gt; enum =&gt; mur piege tresors</text:p>
      <text:p text:style-name="P1"/>
      <text:p text:style-name="P1">maxime : deplacement joueur dans la map en fonction des obstacle</text:p>
      <text:p text:style-name="P1"><text:tab/>case par case</text:p>
      <text:p text:style-name="P1"><text:tab/>déplacelement en fonction du perso</text:p>
      <text:p text:style-name="P1"/>
      <text:p text:style-name="P1"/>
      <text:p text:style-name="P1">baptiste : monstre avec deplacement aggressif par rapport au joueur</text:p>
      <text:p text:style-name="P1"><text:tab/>passif constant : reste toujours passif et tourne où il veut</text:p>
      <text:p text:style-name="P1"><text:tab/>passif aggressif : passif, puis à l'approche du joueur dans une zone (genre 5*5) devient <text:tab/><text:tab/><text:tab/><text:tab/>aggressif</text:p>
      <text:p text:style-name="P1"><text:tab/>aggressif : attaque le joueur dès le lancement de la partie</text:p>
      <text:p text:style-name="P1"/>
      <text:p text:style-name="P1"/>
      <text:p text:style-name="P1">valentin :genetation map avec mur emplcement trésors</text:p>
      <text:p text:style-name="P1"><text:tab/>taille : 40 *30</text:p>
      <text:p text:style-name="P1"><text:tab/>mur : tiré <text:s/>pour porte, pour mur, et X pour dur</text:p>
      <text:p text:style-name="P1"><text:tab/>piege : mur avec pique, piege</text:p>
      <text:p text:style-name="P1"><text:tab/>tresor : tresor ou cle</text:p>
      <text:p text:style-name="P1"><text:tab/>porte: p</text:p>
      <text:p text:style-name="P1"><text:tab/>caché les portes non devérouillées </text:p>
      <text:p text:style-name="P1"><text:tab/>generation salle et couloir</text:p>
      <text:p text:style-name="P1"><text:tab/>avec noeud aléatoire pour compter le nombre de départs de chemin</text:p>
      <text:p text:style-name="P1"><text:tab/></text:p>
      <text:p text:style-name="P1"/>
      <text:p text:style-name="P1">after reservation :</text:p>
      <text:p text:style-name="P1">maxime : interface graphique stylé</text:p>
      <text:p text:style-name="P1">baptiste : attaque et vie</text:p>
      <text:p text:style-name="P1">valentin : sc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  <meta:initial-creator>valentin pavard</meta:initial-creator>
  </office:meta>
</office:document-meta>
</file>